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Heading2" style:family="paragraph">
      <style:paragraph-properties fo:break-before="page"/>
    </style:style>
    <style:style style:name="P7" style:parent-style-name="Heading2" style:family="paragraph">
      <style:paragraph-properties fo:break-before="page"/>
    </style:style>
    <style:style style:name="P8" style:parent-style-name="Normal" style:family="paragraph">
      <style:paragraph-properties fo:break-before="page"/>
    </style:style>
  </office:automatic-styles>
  <office:body>
    <office:text text:use-soft-page-breaks="true">
      <text:p text:style-name="P1">Assessment task 1</text:p>
      <text:p text:style-name="Title">Ciarán Maher 14/12/2015</text:p>
      <text:p text:style-name="P4">Testing</text:p>
      <text:p text:style-name="NoSpacing"/>
      <text:p text:style-name="P5"/>
      <text:soft-page-break/>
      <text:h text:style-name="Heading2" text:outline-level="2">Black-Box Testing</text:h>
      <text:p text:style-name="NoSpacing">Black-box testing is a method of software testing that examines the functionality of an application without peering into its internal structures or workings. This method of test can be applied to virtually every level of software testing: unit, integration, system and acceptance.</text:p>
      <text:p text:style-name="NoSpacing">(Black-Box Testing, 2015)</text:p>
      <text:p text:style-name="NoSpacing"/>
      <text:h text:style-name="Heading2" text:outline-level="2">Contrast</text:h>
      <text:soft-page-break/>
      <text:h text:style-name="P6" text:outline-level="2">White-Box Testing</text:h>
      <text:p text:style-name="Normal">White-box testing (also known as clear box testing, glass box testing, transparent box testing, and structural testing) is a method of testing software that tests internal structures or workings of an application, as opposed to its functionality (i.e. black-box testing).<text:line-break/>(White-box Testing, 2015)<text:s/></text:p>
      <text:p text:style-name="Normal"/>
      <text:h text:style-name="Heading2" text:outline-level="2">Contrast</text:h>
      <text:soft-page-break/>
      <text:h text:style-name="P7" text:outline-level="2">Grey-Box Testing</text:h>
      <text:p text:style-name="Normal">Gray-box testing (International English spelling: grey-box testing) is a combination of white-box testing and black-box testing. The aim of this testing is to search for the defects if any due to improper structure or improper usage of applications.<text:line-break/>(Gray box testing, 2015)</text:p>
      <text:p text:style-name="Normal"/>
      <text:h text:style-name="Heading2" text:outline-level="2">Contrast</text:h>
      <text:p text:style-name="P8"/>
      <text:p text:style-name="NoSpacing"/>
      <text:p text:style-name="NoSpacing"/>
      <text:p text:style-name="NoSpacing">Compare &amp; Contrast their benefits</text:p>
      <text:p text:style-name="NoSpacing">Describe a scenario for ea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style:vertical-align="baseli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paragraph-properties style:vertical-align="baseline"/>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1</text:page-number></text:span><text:s/>of<text:s/><text:span text:style-name="T3"><text:page-count>5</text:page-count></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2-14T14:25:00Z</meta:creation-date>
    <dc:date>2015-12-14T14:43:00Z</dc:date>
    <meta:template xlink:href="Normal" xlink:type="simple"/>
    <meta:editing-cycles>17</meta:editing-cycles>
    <meta:editing-duration>PT1080S</meta:editing-duration>
    <meta:document-statistic meta:page-count="5" meta:paragraph-count="15" meta:word-count="171" meta:character-count="1157" meta:row-count="35" meta:non-whitespace-character-count="1001"/>
  </office:meta>
</office:document-meta>
</file>